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row table:style-name="ro1">
          <table:table-cell office:value-type="float" office:value="0.529084" calcext:value-type="float">
            <text:p>0,529084</text:p>
          </table:table-cell>
        </table:table-row>
        <table:table-row table:style-name="ro1">
          <table:table-cell table:formula="of:=RAND()" office:value-type="float" office:value="0.527562554791157" calcext:value-type="float">
            <text:p>0,527562554791157</text:p>
          </table:table-cell>
        </table:table-row>
        <table:table-row table:style-name="ro1">
          <table:table-cell table:formula="of:=RAND()" office:value-type="float" office:value="0.944018668384668" calcext:value-type="float">
            <text:p>0,944018668384668</text:p>
          </table:table-cell>
        </table:table-row>
        <table:table-row table:style-name="ro1">
          <table:table-cell table:formula="of:=RAND()" office:value-type="float" office:value="0.462648331488969" calcext:value-type="float">
            <text:p>0,462648331488969</text:p>
          </table:table-cell>
        </table:table-row>
        <table:table-row table:style-name="ro1">
          <table:table-cell table:formula="of:=RAND()" office:value-type="float" office:value="0.561652815728723" calcext:value-type="float">
            <text:p>0,561652815728723</text:p>
          </table:table-cell>
        </table:table-row>
        <table:table-row table:style-name="ro1">
          <table:table-cell table:formula="of:=RAND()" office:value-type="float" office:value="0.844492980745839" calcext:value-type="float">
            <text:p>0,844492980745839</text:p>
          </table:table-cell>
        </table:table-row>
        <table:table-row table:style-name="ro1">
          <table:table-cell table:formula="of:=RAND()" office:value-type="float" office:value="0.213664023001623" calcext:value-type="float">
            <text:p>0,213664023001623</text:p>
          </table:table-cell>
        </table:table-row>
        <table:table-row table:style-name="ro1">
          <table:table-cell table:formula="of:=RAND()" office:value-type="float" office:value="0.702870340991574" calcext:value-type="float">
            <text:p>0,702870340991574</text:p>
          </table:table-cell>
        </table:table-row>
        <table:table-row table:style-name="ro1">
          <table:table-cell table:formula="of:=RAND()" office:value-type="float" office:value="0.147841931036104" calcext:value-type="float">
            <text:p>0,147841931036104</text:p>
          </table:table-cell>
        </table:table-row>
        <table:table-row table:style-name="ro1">
          <table:table-cell table:formula="of:=RAND()" office:value-type="float" office:value="0.784524811097611" calcext:value-type="float">
            <text:p>0,784524811097611</text:p>
          </table:table-cell>
        </table:table-row>
        <table:table-row table:style-name="ro1">
          <table:table-cell table:formula="of:=RAND()" office:value-type="float" office:value="0.844726882605694" calcext:value-type="float">
            <text:p>0,844726882605694</text:p>
          </table:table-cell>
        </table:table-row>
        <table:table-row table:style-name="ro1">
          <table:table-cell table:formula="of:=RAND()" office:value-type="float" office:value="0.815306377081306" calcext:value-type="float">
            <text:p>0,815306377081306</text:p>
          </table:table-cell>
        </table:table-row>
        <table:table-row table:style-name="ro1">
          <table:table-cell table:formula="of:=RAND()" office:value-type="float" office:value="0.543767502771884" calcext:value-type="float">
            <text:p>0,543767502771884</text:p>
          </table:table-cell>
        </table:table-row>
        <table:table-row table:style-name="ro1">
          <table:table-cell table:formula="of:=RAND()" office:value-type="float" office:value="0.584164913341778" calcext:value-type="float">
            <text:p>0,584164913341778</text:p>
          </table:table-cell>
        </table:table-row>
        <table:table-row table:style-name="ro1">
          <table:table-cell table:formula="of:=RAND()" office:value-type="float" office:value="0.701511848224463" calcext:value-type="float">
            <text:p>0,701511848224463</text:p>
          </table:table-cell>
        </table:table-row>
        <table:table-row table:style-name="ro1">
          <table:table-cell table:formula="of:=RAND()" office:value-type="float" office:value="0.433220638917226" calcext:value-type="float">
            <text:p>0,433220638917226</text:p>
          </table:table-cell>
        </table:table-row>
        <table:table-row table:style-name="ro1">
          <table:table-cell table:formula="of:=RAND()" office:value-type="float" office:value="0.429108978469139" calcext:value-type="float">
            <text:p>0,429108978469139</text:p>
          </table:table-cell>
        </table:table-row>
        <table:table-row table:style-name="ro1">
          <table:table-cell table:formula="of:=RAND()" office:value-type="float" office:value="0.188298682866039" calcext:value-type="float">
            <text:p>0,188298682866039</text:p>
          </table:table-cell>
        </table:table-row>
        <table:table-row table:style-name="ro1">
          <table:table-cell table:formula="of:=RAND()" office:value-type="float" office:value="0.399455669180198" calcext:value-type="float">
            <text:p>0,399455669180198</text:p>
          </table:table-cell>
        </table:table-row>
        <table:table-row table:style-name="ro1">
          <table:table-cell table:formula="of:=RAND()" office:value-type="float" office:value="0.178959115160044" calcext:value-type="float">
            <text:p>0,178959115160044</text:p>
          </table:table-cell>
        </table:table-row>
        <table:table-row table:style-name="ro1">
          <table:table-cell table:formula="of:=RAND()" office:value-type="float" office:value="0.865558557648288" calcext:value-type="float">
            <text:p>0,865558557648288</text:p>
          </table:table-cell>
        </table:table-row>
        <table:table-row table:style-name="ro1">
          <table:table-cell table:formula="of:=RAND()" office:value-type="float" office:value="0.236618983055926" calcext:value-type="float">
            <text:p>0,236618983055926</text:p>
          </table:table-cell>
        </table:table-row>
        <table:table-row table:style-name="ro1">
          <table:table-cell table:formula="of:=RAND()" office:value-type="float" office:value="0.806811440131565" calcext:value-type="float">
            <text:p>0,806811440131565</text:p>
          </table:table-cell>
        </table:table-row>
        <table:table-row table:style-name="ro1">
          <table:table-cell table:formula="of:=RAND()" office:value-type="float" office:value="0.0680958015484202" calcext:value-type="float">
            <text:p>0,06809580154842</text:p>
          </table:table-cell>
        </table:table-row>
        <table:table-row table:style-name="ro1">
          <table:table-cell table:formula="of:=RAND()" office:value-type="float" office:value="0.492699383999029" calcext:value-type="float">
            <text:p>0,492699383999029</text:p>
          </table:table-cell>
        </table:table-row>
        <table:table-row table:style-name="ro1">
          <table:table-cell table:formula="of:=RAND()" office:value-type="float" office:value="0.944910402250587" calcext:value-type="float">
            <text:p>0,944910402250587</text:p>
          </table:table-cell>
        </table:table-row>
        <table:table-row table:style-name="ro1">
          <table:table-cell table:formula="of:=RAND()" office:value-type="float" office:value="0.323784804645638" calcext:value-type="float">
            <text:p>0,323784804645638</text:p>
          </table:table-cell>
        </table:table-row>
        <table:table-row table:style-name="ro1">
          <table:table-cell table:formula="of:=RAND()" office:value-type="float" office:value="0.037412671251916" calcext:value-type="float">
            <text:p>0,037412671251916</text:p>
          </table:table-cell>
        </table:table-row>
        <table:table-row table:style-name="ro1">
          <table:table-cell table:formula="of:=RAND()" office:value-type="float" office:value="0.075869837170481" calcext:value-type="float">
            <text:p>0,075869837170481</text:p>
          </table:table-cell>
        </table:table-row>
        <table:table-row table:style-name="ro1">
          <table:table-cell table:formula="of:=RAND()" office:value-type="float" office:value="0.479286323782176" calcext:value-type="float">
            <text:p>0,479286323782176</text:p>
          </table:table-cell>
        </table:table-row>
        <table:table-row table:style-name="ro1">
          <table:table-cell table:formula="of:=RAND()" office:value-type="float" office:value="0.760185460432276" calcext:value-type="float">
            <text:p>0,760185460432276</text:p>
          </table:table-cell>
        </table:table-row>
        <table:table-row table:style-name="ro1">
          <table:table-cell table:formula="of:=RAND()" office:value-type="float" office:value="0.0607982617453031" calcext:value-type="float">
            <text:p>0,060798261745303</text:p>
          </table:table-cell>
        </table:table-row>
        <table:table-row table:style-name="ro1">
          <table:table-cell table:formula="of:=RAND()" office:value-type="float" office:value="0.269043327753214" calcext:value-type="float">
            <text:p>0,269043327753214</text:p>
          </table:table-cell>
        </table:table-row>
        <table:table-row table:style-name="ro1">
          <table:table-cell table:formula="of:=RAND()" office:value-type="float" office:value="0.903181103368486" calcext:value-type="float">
            <text:p>0,903181103368486</text:p>
          </table:table-cell>
        </table:table-row>
        <table:table-row table:style-name="ro1">
          <table:table-cell table:formula="of:=RAND()" office:value-type="float" office:value="0.824147508756455" calcext:value-type="float">
            <text:p>0,824147508756455</text:p>
          </table:table-cell>
        </table:table-row>
        <table:table-row table:style-name="ro1">
          <table:table-cell table:formula="of:=RAND()" office:value-type="float" office:value="0.706052384445135" calcext:value-type="float">
            <text:p>0,706052384445135</text:p>
          </table:table-cell>
        </table:table-row>
        <table:table-row table:style-name="ro1">
          <table:table-cell table:formula="of:=RAND()" office:value-type="float" office:value="0.134839394228957" calcext:value-type="float">
            <text:p>0,134839394228957</text:p>
          </table:table-cell>
        </table:table-row>
        <table:table-row table:style-name="ro1">
          <table:table-cell table:formula="of:=RAND()" office:value-type="float" office:value="0.812725824845265" calcext:value-type="float">
            <text:p>0,812725824845265</text:p>
          </table:table-cell>
        </table:table-row>
        <table:table-row table:style-name="ro1">
          <table:table-cell table:formula="of:=RAND()" office:value-type="float" office:value="0.755022089086816" calcext:value-type="float">
            <text:p>0,755022089086816</text:p>
          </table:table-cell>
        </table:table-row>
        <table:table-row table:style-name="ro1">
          <table:table-cell table:formula="of:=RAND()" office:value-type="float" office:value="0.331832086842317" calcext:value-type="float">
            <text:p>0,331832086842317</text:p>
          </table:table-cell>
        </table:table-row>
        <table:table-row table:style-name="ro1">
          <table:table-cell table:formula="of:=RAND()" office:value-type="float" office:value="0.582444083976449" calcext:value-type="float">
            <text:p>0,582444083976449</text:p>
          </table:table-cell>
        </table:table-row>
        <table:table-row table:style-name="ro1">
          <table:table-cell table:formula="of:=RAND()" office:value-type="float" office:value="0.735686192370197" calcext:value-type="float">
            <text:p>0,735686192370197</text:p>
          </table:table-cell>
        </table:table-row>
        <table:table-row table:style-name="ro1">
          <table:table-cell table:formula="of:=RAND()" office:value-type="float" office:value="0.149540399303057" calcext:value-type="float">
            <text:p>0,149540399303057</text:p>
          </table:table-cell>
        </table:table-row>
        <table:table-row table:style-name="ro1">
          <table:table-cell table:formula="of:=RAND()" office:value-type="float" office:value="0.160070999018534" calcext:value-type="float">
            <text:p>0,160070999018534</text:p>
          </table:table-cell>
        </table:table-row>
        <table:table-row table:style-name="ro1">
          <table:table-cell table:formula="of:=RAND()" office:value-type="float" office:value="0.141216274675117" calcext:value-type="float">
            <text:p>0,141216274675117</text:p>
          </table:table-cell>
        </table:table-row>
        <table:table-row table:style-name="ro1">
          <table:table-cell table:formula="of:=RAND()" office:value-type="float" office:value="0.785924703387617" calcext:value-type="float">
            <text:p>0,785924703387617</text:p>
          </table:table-cell>
        </table:table-row>
        <table:table-row table:style-name="ro1">
          <table:table-cell table:formula="of:=RAND()" office:value-type="float" office:value="0.529738863778761" calcext:value-type="float">
            <text:p>0,529738863778761</text:p>
          </table:table-cell>
        </table:table-row>
        <table:table-row table:style-name="ro1">
          <table:table-cell table:formula="of:=RAND()" office:value-type="float" office:value="0.0903099678853061" calcext:value-type="float">
            <text:p>0,090309967885306</text:p>
          </table:table-cell>
        </table:table-row>
        <table:table-row table:style-name="ro1">
          <table:table-cell table:formula="of:=RAND()" office:value-type="float" office:value="0.181629384382545" calcext:value-type="float">
            <text:p>0,181629384382545</text:p>
          </table:table-cell>
        </table:table-row>
        <table:table-row table:style-name="ro1">
          <table:table-cell table:formula="of:=RAND()" office:value-type="float" office:value="0.138454266876734" calcext:value-type="float">
            <text:p>0,138454266876734</text:p>
          </table:table-cell>
        </table:table-row>
        <table:table-row table:style-name="ro1">
          <table:table-cell table:formula="of:=RAND()" office:value-type="float" office:value="0.976184962991267" calcext:value-type="float">
            <text:p>0,976184962991267</text:p>
          </table:table-cell>
        </table:table-row>
        <table:table-row table:style-name="ro1">
          <table:table-cell table:formula="of:=RAND()" office:value-type="float" office:value="0.529917583746006" calcext:value-type="float">
            <text:p>0,529917583746006</text:p>
          </table:table-cell>
        </table:table-row>
        <table:table-row table:style-name="ro1">
          <table:table-cell table:formula="of:=RAND()" office:value-type="float" office:value="0.0655697820594725" calcext:value-type="float">
            <text:p>0,065569782059473</text:p>
          </table:table-cell>
        </table:table-row>
        <table:table-row table:style-name="ro1">
          <table:table-cell table:formula="of:=RAND()" office:value-type="float" office:value="0.38347569888056" calcext:value-type="float">
            <text:p>0,383475698880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13:33:29.6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02:13:08.303421716</meta:creation-date>
    <dc:date>2019-01-03T13:33:42.335000000</dc:date>
    <meta:editing-duration>PT3M2S</meta:editing-duration>
    <meta:editing-cycles>2</meta:editing-cycles>
    <meta:generator>LibreOfficeDev/6.2.0.0.alpha1$Windows_x86 LibreOffice_project/a20a2d7e0d28658f2d9089da076961a599833a28</meta:generator>
    <meta:document-statistic meta:table-count="1" meta:cell-count="54" meta:object-count="0"/>
  </office:meta>
</office:document-meta>
</file>